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10^-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SJ0</text:p>
          </table:table-cell>
        </table:table-row>
        <table:table-row table:style-name="ro1">
          <table:table-cell office:value-type="string" calcext:value-type="string">
            <text:p>hidden unit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idden lay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mbedding dimen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x_steps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ate_Dataset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7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7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2" office:value-type="string" calcext:value-type="string">
            <text:p>WSJ0</text:p>
          </table:table-cell>
          <table:table-cell table:number-columns-repeated="3" office:value-type="string" calcext:value-type="string">
            <text:p>TIMIT</text:p>
          </table:table-cell>
          <table:table-cell table:number-columns-repeated="3" office:value-type="string" calcext:value-type="string">
            <text:p>TEDLIUM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1i</text:p>
          </table:table-cell>
        </table:table-row>
      </table:table>
      <table:table table:name="hiddenuni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idden units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d</text:p>
          </table:table-cell>
        </table:table-row>
      </table:table>
      <table:table table:name="batch_size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number-columns-repeated="2"/>
          <table:table-cell office:value-type="string" calcext:value-type="string">
            <text:p>10^-7</text:p>
          </table:table-cell>
          <table:table-cell/>
        </table:table-row>
      </table:table>
      <table:table table:name="embedding_dimension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mbedding dimension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</table:table-row>
      </table:table>
      <table:table table:name="dropout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ropout 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Dropout 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SJ0</text:p>
          </table:table-cell>
          <table:table-cell office:value-type="string" calcext:value-type="string">
            <text:p>TIMIT</text:p>
          </table:table-cell>
          <table:table-cell office:value-type="string" calcext:value-type="string">
            <text:p>TEDL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00:49:48.194390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57:07.031624830</meta:creation-date>
    <dc:date>2019-07-30T00:54:55.985329460</dc:date>
    <meta:editing-duration>PT30M45S</meta:editing-duration>
    <meta:editing-cycles>6</meta:editing-cycles>
    <meta:generator>LibreOffice/6.2.5.2$Linux_X86_64 LibreOffice_project/20$Build-2</meta:generator>
    <meta:document-statistic meta:table-count="6" meta:cell-count="91" meta:object-count="0"/>
  </office:meta>
</office:document-meta>
</file>